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4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V_qHa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 CALCULATING MV qHat from t = 0fm to t = 0.600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At time 1750170288 (seed) or Tue Jun 17 15:24:48 2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tep = 0.007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Parameters:<text:tab/>v = 1.000; v_perp = 1.000; v_paral = 0.00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text:tab/><text:tab/>Q1^2 = 13.213GeV^2; Q2^2 = 13.213GeV^2; g^2 = 1.000; N_c = 3; m = 0.363GeV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1.681831" calcext:value-type="float">
            <text:p>1.681831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3.251287" calcext:value-type="float">
            <text:p>3.251287</text:p>
          </table:table-cell>
          <table:table-cell office:value-type="float" office:value="0.000748" calcext:value-type="float">
            <text:p>0.000748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4.644469" calcext:value-type="float">
            <text:p>4.644469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.835408" calcext:value-type="float">
            <text:p>5.835408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office:value-type="float" office:value="6.817991" calcext:value-type="float">
            <text:p>6.817991</text:p>
          </table:table-cell>
          <table:table-cell office:value-type="float" office:value="0.001768" calcext:value-type="float">
            <text:p>0.001768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7.60285" calcext:value-type="float">
            <text:p>7.60285</text:p>
          </table:table-cell>
          <table:table-cell office:value-type="float" office:value="0.002087" calcext:value-type="float">
            <text:p>0.002087</text:p>
          </table:table-cell>
        </table:table-row>
        <table:table-row table:style-name="ro1">
          <table:table-cell office:value-type="float" office:value="0.0525" calcext:value-type="float">
            <text:p>0.0525</text:p>
          </table:table-cell>
          <table:table-cell office:value-type="float" office:value="8.2159" calcext:value-type="float">
            <text:p>8.2159</text:p>
          </table:table-cell>
          <table:table-cell office:value-type="float" office:value="0.002401" calcext:value-type="float">
            <text:p>0.00240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.671162" calcext:value-type="float">
            <text:p>8.671162</text:p>
          </table:table-cell>
          <table:table-cell office:value-type="float" office:value="0.002711" calcext:value-type="float">
            <text:p>0.002711</text:p>
          </table:table-cell>
        </table:table-row>
        <table:table-row table:style-name="ro1">
          <table:table-cell office:value-type="float" office:value="0.0675" calcext:value-type="float">
            <text:p>0.0675</text:p>
          </table:table-cell>
          <table:table-cell office:value-type="float" office:value="8.997096" calcext:value-type="float">
            <text:p>8.997096</text:p>
          </table:table-cell>
          <table:table-cell office:value-type="float" office:value="0.003013" calcext:value-type="float">
            <text:p>0.00301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9.219482" calcext:value-type="float">
            <text:p>9.219482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0.0825" calcext:value-type="float">
            <text:p>0.0825</text:p>
          </table:table-cell>
          <table:table-cell office:value-type="float" office:value="9.363561" calcext:value-type="float">
            <text:p>9.363561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9.435947" calcext:value-type="float">
            <text:p>9.435947</text:p>
          </table:table-cell>
          <table:table-cell office:value-type="float" office:value="0.003876" calcext:value-type="float">
            <text:p>0.003876</text:p>
          </table:table-cell>
        </table:table-row>
        <table:table-row table:style-name="ro1">
          <table:table-cell office:value-type="float" office:value="0.0975" calcext:value-type="float">
            <text:p>0.0975</text:p>
          </table:table-cell>
          <table:table-cell office:value-type="float" office:value="9.452129" calcext:value-type="float">
            <text:p>9.452129</text:p>
          </table:table-cell>
          <table:table-cell office:value-type="float" office:value="0.004141" calcext:value-type="float">
            <text:p>0.00414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9.435913" calcext:value-type="float">
            <text:p>9.435913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0.1125" calcext:value-type="float">
            <text:p>0.1125</text:p>
          </table:table-cell>
          <table:table-cell office:value-type="float" office:value="9.395474" calcext:value-type="float">
            <text:p>9.395474</text:p>
          </table:table-cell>
          <table:table-cell office:value-type="float" office:value="0.004644" calcext:value-type="float">
            <text:p>0.00464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9.316997" calcext:value-type="float">
            <text:p>9.316997</text:p>
          </table:table-cell>
          <table:table-cell office:value-type="float" office:value="0.004875" calcext:value-type="float">
            <text:p>0.004875</text:p>
          </table:table-cell>
        </table:table-row>
        <table:table-row table:style-name="ro1">
          <table:table-cell office:value-type="float" office:value="0.1275" calcext:value-type="float">
            <text:p>0.1275</text:p>
          </table:table-cell>
          <table:table-cell office:value-type="float" office:value="9.24708" calcext:value-type="float">
            <text:p>9.24708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9.131848" calcext:value-type="float">
            <text:p>9.131848</text:p>
          </table:table-cell>
          <table:table-cell office:value-type="float" office:value="0.005306" calcext:value-type="float">
            <text:p>0.005306</text:p>
          </table:table-cell>
        </table:table-row>
        <table:table-row table:style-name="ro1">
          <table:table-cell office:value-type="float" office:value="0.1425" calcext:value-type="float">
            <text:p>0.1425</text:p>
          </table:table-cell>
          <table:table-cell office:value-type="float" office:value="9.048851" calcext:value-type="float">
            <text:p>9.048851</text:p>
          </table:table-cell>
          <table:table-cell office:value-type="float" office:value="0.005518" calcext:value-type="float">
            <text:p>0.00551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8.938651" calcext:value-type="float">
            <text:p>8.938651</text:p>
          </table:table-cell>
          <table:table-cell office:value-type="float" office:value="0.005713" calcext:value-type="float">
            <text:p>0.005713</text:p>
          </table:table-cell>
        </table:table-row>
        <table:table-row table:style-name="ro1">
          <table:table-cell office:value-type="float" office:value="0.1575" calcext:value-type="float">
            <text:p>0.1575</text:p>
          </table:table-cell>
          <table:table-cell office:value-type="float" office:value="8.827704" calcext:value-type="float">
            <text:p>8.827704</text:p>
          </table:table-cell>
          <table:table-cell office:value-type="float" office:value="0.005892" calcext:value-type="float">
            <text:p>0.005892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8.711183" calcext:value-type="float">
            <text:p>8.711183</text:p>
          </table:table-cell>
          <table:table-cell office:value-type="float" office:value="0.006063" calcext:value-type="float">
            <text:p>0.006063</text:p>
          </table:table-cell>
        </table:table-row>
        <table:table-row table:style-name="ro1">
          <table:table-cell office:value-type="float" office:value="0.1725" calcext:value-type="float">
            <text:p>0.1725</text:p>
          </table:table-cell>
          <table:table-cell office:value-type="float" office:value="8.599508" calcext:value-type="float">
            <text:p>8.599508</text:p>
          </table:table-cell>
          <table:table-cell office:value-type="float" office:value="0.006231" calcext:value-type="float">
            <text:p>0.00623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.506296" calcext:value-type="float">
            <text:p>8.506296</text:p>
          </table:table-cell>
          <table:table-cell office:value-type="float" office:value="0.006407" calcext:value-type="float">
            <text:p>0.006407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8.387435" calcext:value-type="float">
            <text:p>8.387435</text:p>
          </table:table-cell>
          <table:table-cell office:value-type="float" office:value="0.006551" calcext:value-type="float">
            <text:p>0.00655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8.283644" calcext:value-type="float">
            <text:p>8.283644</text:p>
          </table:table-cell>
          <table:table-cell office:value-type="float" office:value="0.006704" calcext:value-type="float">
            <text:p>0.006704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8.182098" calcext:value-type="float">
            <text:p>8.182098</text:p>
          </table:table-cell>
          <table:table-cell office:value-type="float" office:value="0.006847" calcext:value-type="float">
            <text:p>0.0068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8.091147" calcext:value-type="float">
            <text:p>8.091147</text:p>
          </table:table-cell>
          <table:table-cell office:value-type="float" office:value="0.006992" calcext:value-type="float">
            <text:p>0.006992</text:p>
          </table:table-cell>
        </table:table-row>
        <table:table-row table:style-name="ro1">
          <table:table-cell office:value-type="float" office:value="0.2175" calcext:value-type="float">
            <text:p>0.2175</text:p>
          </table:table-cell>
          <table:table-cell office:value-type="float" office:value="7.987987" calcext:value-type="float">
            <text:p>7.987987</text:p>
          </table:table-cell>
          <table:table-cell office:value-type="float" office:value="0.007122" calcext:value-type="float">
            <text:p>0.00712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7.896934" calcext:value-type="float">
            <text:p>7.896934</text:p>
          </table:table-cell>
          <table:table-cell office:value-type="float" office:value="0.007251" calcext:value-type="float">
            <text:p>0.007251</text:p>
          </table:table-cell>
        </table:table-row>
        <table:table-row table:style-name="ro1">
          <table:table-cell office:value-type="float" office:value="0.2325" calcext:value-type="float">
            <text:p>0.2325</text:p>
          </table:table-cell>
          <table:table-cell office:value-type="float" office:value="7.811364" calcext:value-type="float">
            <text:p>7.811364</text:p>
          </table:table-cell>
          <table:table-cell office:value-type="float" office:value="0.007377" calcext:value-type="float">
            <text:p>0.00737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.713203" calcext:value-type="float">
            <text:p>7.713203</text:p>
          </table:table-cell>
          <table:table-cell office:value-type="float" office:value="0.007491" calcext:value-type="float">
            <text:p>0.007491</text:p>
          </table:table-cell>
        </table:table-row>
        <table:table-row table:style-name="ro1">
          <table:table-cell office:value-type="float" office:value="0.2475" calcext:value-type="float">
            <text:p>0.2475</text:p>
          </table:table-cell>
          <table:table-cell office:value-type="float" office:value="7.627131" calcext:value-type="float">
            <text:p>7.627131</text:p>
          </table:table-cell>
          <table:table-cell office:value-type="float" office:value="0.007615" calcext:value-type="float">
            <text:p>0.00761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7.532832" calcext:value-type="float">
            <text:p>7.532832</text:p>
          </table:table-cell>
          <table:table-cell office:value-type="float" office:value="0.007719" calcext:value-type="float">
            <text:p>0.00771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7.464506" calcext:value-type="float">
            <text:p>7.464506</text:p>
          </table:table-cell>
          <table:table-cell office:value-type="float" office:value="0.007835" calcext:value-type="float">
            <text:p>0.00783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.395504" calcext:value-type="float">
            <text:p>7.395504</text:p>
          </table:table-cell>
          <table:table-cell office:value-type="float" office:value="0.007952" calcext:value-type="float">
            <text:p>0.007952</text:p>
          </table:table-cell>
        </table:table-row>
        <table:table-row table:style-name="ro1">
          <table:table-cell office:value-type="float" office:value="0.2775" calcext:value-type="float">
            <text:p>0.2775</text:p>
          </table:table-cell>
          <table:table-cell office:value-type="float" office:value="7.315817" calcext:value-type="float">
            <text:p>7.315817</text:p>
          </table:table-cell>
          <table:table-cell office:value-type="float" office:value="0.008057" calcext:value-type="float">
            <text:p>0.00805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7.228026" calcext:value-type="float">
            <text:p>7.228026</text:p>
          </table:table-cell>
          <table:table-cell office:value-type="float" office:value="0.008147" calcext:value-type="float">
            <text:p>0.008147</text:p>
          </table:table-cell>
        </table:table-row>
        <table:table-row table:style-name="ro1">
          <table:table-cell office:value-type="float" office:value="0.2925" calcext:value-type="float">
            <text:p>0.2925</text:p>
          </table:table-cell>
          <table:table-cell office:value-type="float" office:value="7.172353" calcext:value-type="float">
            <text:p>7.172353</text:p>
          </table:table-cell>
          <table:table-cell office:value-type="float" office:value="0.008253" calcext:value-type="float">
            <text:p>0.0082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097927" calcext:value-type="float">
            <text:p>7.097927</text:p>
          </table:table-cell>
          <table:table-cell office:value-type="float" office:value="0.008355" calcext:value-type="float">
            <text:p>0.008355</text:p>
          </table:table-cell>
        </table:table-row>
        <table:table-row table:style-name="ro1">
          <table:table-cell office:value-type="float" office:value="0.3075" calcext:value-type="float">
            <text:p>0.3075</text:p>
          </table:table-cell>
          <table:table-cell office:value-type="float" office:value="7.045269" calcext:value-type="float">
            <text:p>7.045269</text:p>
          </table:table-cell>
          <table:table-cell office:value-type="float" office:value="0.008455" calcext:value-type="float">
            <text:p>0.00845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6.948467" calcext:value-type="float">
            <text:p>6.948467</text:p>
          </table:table-cell>
          <table:table-cell office:value-type="float" office:value="0.008523" calcext:value-type="float">
            <text:p>0.008523</text:p>
          </table:table-cell>
        </table:table-row>
        <table:table-row table:style-name="ro1">
          <table:table-cell office:value-type="float" office:value="0.3225" calcext:value-type="float">
            <text:p>0.3225</text:p>
          </table:table-cell>
          <table:table-cell office:value-type="float" office:value="6.902765" calcext:value-type="float">
            <text:p>6.902765</text:p>
          </table:table-cell>
          <table:table-cell office:value-type="float" office:value="0.008628" calcext:value-type="float">
            <text:p>0.00862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.864587" calcext:value-type="float">
            <text:p>6.864587</text:p>
          </table:table-cell>
          <table:table-cell office:value-type="float" office:value="0.008742" calcext:value-type="float">
            <text:p>0.008742</text:p>
          </table:table-cell>
        </table:table-row>
        <table:table-row table:style-name="ro1">
          <table:table-cell office:value-type="float" office:value="0.3375" calcext:value-type="float">
            <text:p>0.3375</text:p>
          </table:table-cell>
          <table:table-cell office:value-type="float" office:value="6.776935" calcext:value-type="float">
            <text:p>6.776935</text:p>
          </table:table-cell>
          <table:table-cell office:value-type="float" office:value="0.008798" calcext:value-type="float">
            <text:p>0.00879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6.712549" calcext:value-type="float">
            <text:p>6.712549</text:p>
          </table:table-cell>
          <table:table-cell office:value-type="float" office:value="0.008878" calcext:value-type="float">
            <text:p>0.008878</text:p>
          </table:table-cell>
        </table:table-row>
        <table:table-row table:style-name="ro1">
          <table:table-cell office:value-type="float" office:value="0.3525" calcext:value-type="float">
            <text:p>0.3525</text:p>
          </table:table-cell>
          <table:table-cell office:value-type="float" office:value="6.667304" calcext:value-type="float">
            <text:p>6.667304</text:p>
          </table:table-cell>
          <table:table-cell office:value-type="float" office:value="0.008966" calcext:value-type="float">
            <text:p>0.00896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6.610744" calcext:value-type="float">
            <text:p>6.610744</text:p>
          </table:table-cell>
          <table:table-cell office:value-type="float" office:value="0.009053" calcext:value-type="float">
            <text:p>0.009053</text:p>
          </table:table-cell>
        </table:table-row>
        <table:table-row table:style-name="ro1">
          <table:table-cell office:value-type="float" office:value="0.3675" calcext:value-type="float">
            <text:p>0.3675</text:p>
          </table:table-cell>
          <table:table-cell office:value-type="float" office:value="6.559523" calcext:value-type="float">
            <text:p>6.559523</text:p>
          </table:table-cell>
          <table:table-cell office:value-type="float" office:value="0.009135" calcext:value-type="float">
            <text:p>0.00913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6.50056" calcext:value-type="float">
            <text:p>6.50056</text:p>
          </table:table-cell>
          <table:table-cell office:value-type="float" office:value="0.009205" calcext:value-type="float">
            <text:p>0.009205</text:p>
          </table:table-cell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6.445623" calcext:value-type="float">
            <text:p>6.445623</text:p>
          </table:table-cell>
          <table:table-cell office:value-type="float" office:value="0.009281" calcext:value-type="float">
            <text:p>0.00928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6.404481" calcext:value-type="float">
            <text:p>6.404481</text:p>
          </table:table-cell>
          <table:table-cell office:value-type="float" office:value="0.009359" calcext:value-type="float">
            <text:p>0.009359</text:p>
          </table:table-cell>
        </table:table-row>
        <table:table-row table:style-name="ro1">
          <table:table-cell office:value-type="float" office:value="0.3975" calcext:value-type="float">
            <text:p>0.3975</text:p>
          </table:table-cell>
          <table:table-cell office:value-type="float" office:value="6.371247" calcext:value-type="float">
            <text:p>6.371247</text:p>
          </table:table-cell>
          <table:table-cell office:value-type="float" office:value="0.009453" calcext:value-type="float">
            <text:p>0.009453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6.340207" calcext:value-type="float">
            <text:p>6.340207</text:p>
          </table:table-cell>
          <table:table-cell office:value-type="float" office:value="0.009552" calcext:value-type="float">
            <text:p>0.009552</text:p>
          </table:table-cell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6.264218" calcext:value-type="float">
            <text:p>6.264218</text:p>
          </table:table-cell>
          <table:table-cell office:value-type="float" office:value="0.009579" calcext:value-type="float">
            <text:p>0.00957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6.218172" calcext:value-type="float">
            <text:p>6.218172</text:p>
          </table:table-cell>
          <table:table-cell office:value-type="float" office:value="0.009664" calcext:value-type="float">
            <text:p>0.009664</text:p>
          </table:table-cell>
        </table:table-row>
        <table:table-row table:style-name="ro1">
          <table:table-cell office:value-type="float" office:value="0.4275" calcext:value-type="float">
            <text:p>0.4275</text:p>
          </table:table-cell>
          <table:table-cell office:value-type="float" office:value="6.178121" calcext:value-type="float">
            <text:p>6.178121</text:p>
          </table:table-cell>
          <table:table-cell office:value-type="float" office:value="0.009724" calcext:value-type="float">
            <text:p>0.00972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6.147216" calcext:value-type="float">
            <text:p>6.147216</text:p>
          </table:table-cell>
          <table:table-cell office:value-type="float" office:value="0.009816" calcext:value-type="float">
            <text:p>0.009816</text:p>
          </table:table-cell>
        </table:table-row>
        <table:table-row table:style-name="ro1">
          <table:table-cell office:value-type="float" office:value="0.4425" calcext:value-type="float">
            <text:p>0.4425</text:p>
          </table:table-cell>
          <table:table-cell office:value-type="float" office:value="6.069141" calcext:value-type="float">
            <text:p>6.069141</text:p>
          </table:table-cell>
          <table:table-cell office:value-type="float" office:value="0.009828" calcext:value-type="float">
            <text:p>0.00982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.055701" calcext:value-type="float">
            <text:p>6.055701</text:p>
          </table:table-cell>
          <table:table-cell office:value-type="float" office:value="0.009944" calcext:value-type="float">
            <text:p>0.009944</text:p>
          </table:table-cell>
        </table:table-row>
        <table:table-row table:style-name="ro1">
          <table:table-cell office:value-type="float" office:value="0.4575" calcext:value-type="float">
            <text:p>0.4575</text:p>
          </table:table-cell>
          <table:table-cell office:value-type="float" office:value="6.021774" calcext:value-type="float">
            <text:p>6.021774</text:p>
          </table:table-cell>
          <table:table-cell office:value-type="float" office:value="0.010011" calcext:value-type="float">
            <text:p>0.010011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5.96884" calcext:value-type="float">
            <text:p>5.96884</text:p>
          </table:table-cell>
          <table:table-cell office:value-type="float" office:value="0.010058" calcext:value-type="float">
            <text:p>0.010058</text:p>
          </table:table-cell>
        </table:table-row>
        <table:table-row table:style-name="ro1">
          <table:table-cell office:value-type="float" office:value="0.4725" calcext:value-type="float">
            <text:p>0.4725</text:p>
          </table:table-cell>
          <table:table-cell office:value-type="float" office:value="5.922318" calcext:value-type="float">
            <text:p>5.922318</text:p>
          </table:table-cell>
          <table:table-cell office:value-type="float" office:value="0.010117" calcext:value-type="float">
            <text:p>0.01011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.894483" calcext:value-type="float">
            <text:p>5.894483</text:p>
          </table:table-cell>
          <table:table-cell office:value-type="float" office:value="0.010197" calcext:value-type="float">
            <text:p>0.010197</text:p>
          </table:table-cell>
        </table:table-row>
        <table:table-row table:style-name="ro1">
          <table:table-cell office:value-type="float" office:value="0.4875" calcext:value-type="float">
            <text:p>0.4875</text:p>
          </table:table-cell>
          <table:table-cell office:value-type="float" office:value="5.850471" calcext:value-type="float">
            <text:p>5.850471</text:p>
          </table:table-cell>
          <table:table-cell office:value-type="float" office:value="0.010238" calcext:value-type="float">
            <text:p>0.010238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5.819144" calcext:value-type="float">
            <text:p>5.819144</text:p>
          </table:table-cell>
          <table:table-cell office:value-type="float" office:value="0.010297" calcext:value-type="float">
            <text:p>0.010297</text:p>
          </table:table-cell>
        </table:table-row>
        <table:table-row table:style-name="ro1">
          <table:table-cell office:value-type="float" office:value="0.5025" calcext:value-type="float">
            <text:p>0.5025</text:p>
          </table:table-cell>
          <table:table-cell office:value-type="float" office:value="5.787307" calcext:value-type="float">
            <text:p>5.787307</text:p>
          </table:table-cell>
          <table:table-cell office:value-type="float" office:value="0.010376" calcext:value-type="float">
            <text:p>0.01037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5.761924" calcext:value-type="float">
            <text:p>5.761924</text:p>
          </table:table-cell>
          <table:table-cell office:value-type="float" office:value="0.010449" calcext:value-type="float">
            <text:p>0.010449</text:p>
          </table:table-cell>
        </table:table-row>
        <table:table-row table:style-name="ro1">
          <table:table-cell office:value-type="float" office:value="0.5175" calcext:value-type="float">
            <text:p>0.5175</text:p>
          </table:table-cell>
          <table:table-cell office:value-type="float" office:value="5.729143" calcext:value-type="float">
            <text:p>5.729143</text:p>
          </table:table-cell>
          <table:table-cell office:value-type="float" office:value="0.010517" calcext:value-type="float">
            <text:p>0.01051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5.687518" calcext:value-type="float">
            <text:p>5.687518</text:p>
          </table:table-cell>
          <table:table-cell office:value-type="float" office:value="0.010559" calcext:value-type="float">
            <text:p>0.010559</text:p>
          </table:table-cell>
        </table:table-row>
        <table:table-row table:style-name="ro1">
          <table:table-cell office:value-type="float" office:value="0.5325" calcext:value-type="float">
            <text:p>0.5325</text:p>
          </table:table-cell>
          <table:table-cell office:value-type="float" office:value="5.655807" calcext:value-type="float">
            <text:p>5.655807</text:p>
          </table:table-cell>
          <table:table-cell office:value-type="float" office:value="0.010616" calcext:value-type="float">
            <text:p>0.01061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.613465" calcext:value-type="float">
            <text:p>5.613465</text:p>
          </table:table-cell>
          <table:table-cell office:value-type="float" office:value="0.010664" calcext:value-type="float">
            <text:p>0.010664</text:p>
          </table:table-cell>
        </table:table-row>
        <table:table-row table:style-name="ro1">
          <table:table-cell office:value-type="float" office:value="0.5475" calcext:value-type="float">
            <text:p>0.5475</text:p>
          </table:table-cell>
          <table:table-cell office:value-type="float" office:value="5.594254" calcext:value-type="float">
            <text:p>5.594254</text:p>
          </table:table-cell>
          <table:table-cell office:value-type="float" office:value="0.010743" calcext:value-type="float">
            <text:p>0.010743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5.543312" calcext:value-type="float">
            <text:p>5.543312</text:p>
          </table:table-cell>
          <table:table-cell office:value-type="float" office:value="0.010757" calcext:value-type="float">
            <text:p>0.01075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5.512835" calcext:value-type="float">
            <text:p>5.512835</text:p>
          </table:table-cell>
          <table:table-cell office:value-type="float" office:value="0.010808" calcext:value-type="float">
            <text:p>0.01080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5.492334" calcext:value-type="float">
            <text:p>5.492334</text:p>
          </table:table-cell>
          <table:table-cell office:value-type="float" office:value="0.010877" calcext:value-type="float">
            <text:p>0.010877</text:p>
          </table:table-cell>
        </table:table-row>
        <table:table-row table:style-name="ro1">
          <table:table-cell office:value-type="float" office:value="0.5775" calcext:value-type="float">
            <text:p>0.5775</text:p>
          </table:table-cell>
          <table:table-cell office:value-type="float" office:value="5.45713" calcext:value-type="float">
            <text:p>5.45713</text:p>
          </table:table-cell>
          <table:table-cell office:value-type="float" office:value="0.01093" calcext:value-type="float">
            <text:p>0.0109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5.422488" calcext:value-type="float">
            <text:p>5.422488</text:p>
          </table:table-cell>
          <table:table-cell office:value-type="float" office:value="0.010971" calcext:value-type="float">
            <text:p>0.010971</text:p>
          </table:table-cell>
        </table:table-row>
        <table:table-row table:style-name="ro1">
          <table:table-cell office:value-type="float" office:value="0.5925" calcext:value-type="float">
            <text:p>0.5925</text:p>
          </table:table-cell>
          <table:table-cell office:value-type="float" office:value="5.412089" calcext:value-type="float">
            <text:p>5.412089</text:p>
          </table:table-cell>
          <table:table-cell office:value-type="float" office:value="0.011052" calcext:value-type="float">
            <text:p>0.0110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380798" calcext:value-type="float">
            <text:p>5.380798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EGRAL</text:p>
          </table:table-cell>
          <table:table-cell table:formula="of:=(SUM([.B7:.B85])+[.B86]/2)*([.A8]-[.A7])" office:value-type="float" office:value="4.1734229325" calcext:value-type="float">
            <text:p>4.17342293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7T16:17:53.436843351</dc:date>
    <meta:editing-duration>PT5M</meta:editing-duration>
    <meta:editing-cycles>1</meta:editing-cycles>
    <meta:document-statistic meta:table-count="1" meta:cell-count="247" meta:object-count="0"/>
    <meta:generator>LibreOffice/24.8.7.2$Linux_X86_64 LibreOffice_project/480$Build-2</meta:generator>
  </office:meta>
</office:document-meta>
</file>